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1bb" officeooo:paragraph-rsid="001a51bb"/>
    </style:style>
    <style:style style:name="P2" style:family="paragraph" style:parent-style-name="Standard">
      <style:text-properties style:font-name="Arial" fo:font-style="italic" officeooo:rsid="001a51bb" officeooo:paragraph-rsid="001a51bb" style:font-style-asian="italic" style:font-style-complex="italic"/>
    </style:style>
    <style:style style:name="P3" style:family="paragraph" style:parent-style-name="Standard">
      <style:text-properties style:font-name="Arial" fo:font-style="normal" officeooo:rsid="001a5cf7" officeooo:paragraph-rsid="001a5cf7" style:font-style-asian="normal" style:font-style-complex="normal"/>
    </style:style>
    <style:style style:name="T1" style:family="text">
      <style:text-properties officeooo:rsid="001a5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on the following statement:<text:line-break/></text:p>
      <text:p text:style-name="P2">„<text:span text:style-name="T1">To live out the moral of progress we have made, we do not need to erase the past“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2:47:18.897000000</dc:date>
    <meta:editing-duration>PT3M25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" meta:word-count="23" meta:character-count="118" meta:non-whitespace-character-count="96"/>
  </office:meta>
</office:document-meta>
</file>